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725cm" fo:break-before="auto" style:use-optimal-row-height="true"/>
    </style:style>
    <style:style style:name="ro11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20T09:33:25.97">
            <text:p>2019/12/20 9:3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0T09:33:26.15">
            <text:p>2019/12/20 9:3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24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9)">
            <text:p>sn(2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4">
            <text:p>94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1">
            <text:p>1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0T09:33:23.58">
            <text:p>2019/12/20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056cm" draw:caption-point-x="-1.353cm" draw:caption-point-y="2.51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9)">
            <text:p>sn(2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0T09:33:26.5">
            <text:p>2019/12/20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1cm" draw:caption-point-x="-1.353cm" draw:caption-point-y="2.31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0T09:33:26.65">
            <text:p>2019/12/20 9:3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2)">
            <text:p>sn(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-1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.n,t.80,score+,k.C</text:p>
          </table:table-cell>
          <table:table-cell table:style-name="ce94" office:value-type="string">
            <text:p>2019-12-15_17-23-52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96" office:value-type="date" office:date-value="2019-12-16T09:38:59.19">
            <text:p>2019/12/16 9:38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-1</text:p>
          </table:table-cell>
          <table:table-cell table:style-name="ce92" office:value-type="string">
            <text:p>patt</text:p>
          </table:table-cell>
          <table:table-cell table:style-name="ce93" office:value-type="string">
            <text:p>,n-2(1).n,n-2(2).n,n-2(3).n,t.90,score+,k.C</text:p>
          </table:table-cell>
          <table:table-cell table:style-name="ce94"/>
          <table:table-cell table:style-name="ce86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96" office:value-type="date" office:date-value="2019-12-20T09:32:19.38">
            <text:p>2019/12/20 9:3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/>
          <table:table-cell table:style-name="ce88"/>
          <table:table-cell table:style-name="ce89"/>
          <table:table-cell table:style-name="ce92"/>
          <table:table-cell table:style-name="ce93"/>
          <table:table-cell table:style-name="ce94"/>
          <table:table-cell table:style-name="ce86"/>
          <table:table-cell table:style-name="ce88"/>
          <table:table-cell table:style-name="ce96"/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 table:number-columns-repeated="2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 table:number-columns-repeated="3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0T09:33:26.79">
            <text:p>2019/12/20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1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40.095cm" draw:caption-point-x="-1.353cm" draw:caption-point-y="2.51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1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4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9)">
            <text:p>sn(2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7" office:value-type="float" office:value="1">
            <text:p>1</text:p>
          </table:table-cell>
          <table:table-cell table:style-name="ce99"/>
          <table:table-cell table:style-name="ce100" office:value-type="string">
            <text:p>f-1</text:p>
          </table:table-cell>
          <table:table-cell table:style-name="ce101"/>
          <table:table-cell table:style-name="ce99" office:value-type="string">
            <text:p>:m music / log / kb / || f-1 patterns chord=C:pattern-1,pattern-2 chord=D:pattern-1,pattern-2</text:p>
          </table:table-cell>
          <table:table-cell table:style-name="ce104" office:value-type="string">
            <text:p>2019-10-03_17-35-28_000.jpg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5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7" office:value-type="float" office:value="2">
            <text:p>2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7" office:value-type="float" office:value="3">
            <text:p>3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104" table:number-columns-repeated="2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0T09:33:26.95">
            <text:p>2019/12/20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1cm" draw:caption-point-x="-1.353cm" draw:caption-point-y="2.31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L2:kb.O21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2019/12/20</text:date>, <text:time>09:33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20T09:33:25.47</dc:date>
    <dc:creator>iwabuchi ken</dc:creator>
    <meta:editing-duration>P5DT9H40M40S</meta:editing-duration>
    <meta:editing-cycles>502</meta:editing-cycles>
    <meta:generator>OpenOffice/4.1.3$Win32 OpenOffice.org_project/413m1$Build-9783</meta:generator>
    <meta:document-statistic meta:table-count="7" meta:cell-count="1867" meta:object-count="0"/>
    <meta:user-defined meta:name="sheets-banding"/>
    <meta:user-defined meta:name="sheets-original-selection"/>
  </office:meta>
</office:document-meta>
</file>